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62ff" officeooo:paragraph-rsid="000462f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462ff" officeooo:paragraph-rsid="000462f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462ff" officeooo:paragraph-rsid="000462f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462ff" officeooo:paragraph-rsid="000462f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6fa31" officeooo:paragraph-rsid="0006fa31" style:font-size-asian="12.25pt" style:font-weight-asian="normal" style:font-size-complex="14pt" style:font-weight-complex="normal"/>
    </style:style>
    <style:style style:name="T1" style:family="text">
      <style:text-properties fo:font-weight="normal" officeooo:rsid="0006fa31" style:font-weight-asian="normal" style:font-weight-complex="normal"/>
    </style:style>
    <style:style style:name="T2" style:family="text">
      <style:text-properties officeooo:rsid="0006fa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_<text:span text:style-name="T2">Back-control</text:span></text:p>
      <text:p text:style-name="P2"/>
      <text:p text:style-name="P3">But : <text:span text:style-name="T1">Permettre au module Back-control de communiquer avec la base de données sans passer par les outils de django</text:span></text:p>
      <text:p text:style-name="P2"/>
      <text:p text:style-name="P2"/>
      <text:p text:style-name="P3">Architecture </text:p>
      <text:p text:style-name="P3"/>
      <text:p text:style-name="P5">Comme le module Back-control ne sera pas en Django et qu’il doit lire les requêtes de la base de donnée, on lui fournira un api pour lui seul.</text:p>
      <text:p text:style-name="P5"/>
      <text:p text:style-name="P5">L’api se basera sur les modules pythons existant permettant la communication avec un SGB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0:14:06.458961998</meta:creation-date>
    <dc:date>2022-03-13T12:47:15.798738428</dc:date>
    <meta:editing-duration>PT18M3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64" meta:character-count="375" meta:non-whitespace-character-count="315"/>
  </office:meta>
</office:document-meta>
</file>